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9937in"/>
    </style:style>
    <style:style style:name="co9" style:family="table-column">
      <style:table-column-properties fo:break-before="auto" style:column-width="2.64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822in"/>
    </style:style>
    <style:style style:name="co12" style:family="table-column">
      <style:table-column-properties fo:break-before="auto" style:column-width="2.1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/>
      <style:text-properties style:use-window-font-color="true"/>
    </style:style>
    <style:style style:name="ce5" style:family="table-cell" style:parent-style-name="Default">
      <style:table-cell-properties fo:background-color="#5eb91e"/>
      <style:text-properties style:use-window-font-color="true"/>
    </style:style>
    <style:style style:name="ce3" style:family="table-cell" style:parent-style-name="Default">
      <style:table-cell-properties fo:background-color="#ff3838"/>
    </style:style>
    <style:style style:name="ce4" style:family="table-cell" style:parent-style-name="Default">
      <style:table-cell-properties fo:background-color="#5eb91e"/>
    </style:style>
    <style:style style:name="ce8" style:family="table-cell" style:parent-style-name="Default">
      <style:table-cell-properties fo:background-color="#ff3838"/>
      <style:text-properties fo:color="#0000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yc1_U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4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IR_US_100 - Copy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WF_patient#1 -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WF_patient#2 -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WF_patient#3 -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WF_patient#5 -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WF_patient#6 -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WF_patient#7 -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yc1_DOT" table:style-name="ta1">
        <table:table-column table:style-name="co8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4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table table:name="Cyc2_US" table:style-name="ta1">
        <table:table-column table:style-name="co9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table table:name="Cyc2_DOT" table:style-name="ta1">
        <table:table-column table:style-name="co10" table:number-columns-repeated="2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table table:name="Cyc3_US" table:style-name="ta1">
        <table:table-column table:style-name="co11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table table:name="Cyc3_DOT" table:style-name="ta1">
        <table:table-column table:style-name="co12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" office:value-type="string" calcext:value-type="string">
            <text:p>NIRUS0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NIRUS03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29T11:34:13.175079461</dc:date>
    <meta:editing-duration>P15DT22H14M53S</meta:editing-duration>
    <meta:editing-cycles>69</meta:editing-cycles>
    <meta:document-statistic meta:table-count="6" meta:cell-count="2955" meta:object-count="0"/>
  </office:meta>
</office:document-meta>
</file>